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ient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efono</text:p>
          </table:table-cell>
        </table:table-row>
        <table:table-row table:style-name="ro1">
          <table:table-cell office:value-type="string" calcext:value-type="string">
            <text:p>Jose Vicente</text:p>
          </table:table-cell>
          <table:table-cell office:value-type="string" calcext:value-type="string">
            <text:p>Carratala</text:p>
          </table:table-cell>
          <table:table-cell office:value-type="string" calcext:value-type="string">
            <text:p><text:a xlink:href="mailto:info@josevicentecarratala.com" xlink:type="simple">info@josevicentecarratala.com</text:a></text:p>
          </table:table-cell>
          <table:table-cell office:value-type="float" office:value="64364356" calcext:value-type="float">
            <text:p>64364356</text:p>
          </table:table-cell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Beltran</text:p>
          </table:table-cell>
          <table:table-cell office:value-type="string" calcext:value-type="string">
            <text:p><text:a xlink:href="mailto:albert@correovideo.com" xlink:type="simple">albert@correovideo.com</text:a></text:p>
          </table:table-cell>
          <table:table-cell office:value-type="float" office:value="6578876" calcext:value-type="float">
            <text:p>65788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4T20:39:33.741685454</meta:creation-date>
    <dc:date>2024-10-06T16:41:53.134000000</dc:date>
    <meta:editing-duration>PT1M21S</meta:editing-duration>
    <meta:editing-cycles>2</meta:editing-cycles>
    <meta:generator>LibreOffice/7.0.3.1$Windows_X86_64 LibreOffice_project/d7547858d014d4cf69878db179d326fc3483e082</meta:generator>
    <meta:document-statistic meta:table-count="1" meta:cell-count="12" meta:object-count="0"/>
  </office:meta>
</office:document-meta>
</file>